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weight="bold" style:font-weight-asian="bold" style:font-name-complex="Arial"/>
    </style:style>
    <style:style style:name="P2" style:family="paragraph" style:parent-style-name="Text_20_body">
      <style:text-properties style:font-name-complex="Times New Roma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Heading_20_1" style:master-page-name="MP0">
      <style:paragraph-properties style:page-number="auto" fo:break-before="page"/>
    </style:style>
    <style:style style:name="P8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cenarios</text:h>
      <text:h text:style-name="Heading_20_2" text:outline-level="2">CASUAL scenarios</text:h>
      <text:h text:style-name="P8" text:outline-level="3">AF 1.2: Ändra nuvarande båtplats</text:h>
      <text:p text:style-name="Text_20_body"><text:span text:style-name="Default_20_Paragraph_20_Font"><text:span text:style-name="T1">Primär aktör:</text:span></text:span><text:span text:style-name="Default_20_Paragraph_20_Font"><text:span text:style-name="T1"> </text:span></text:span>Medlem</text:p>
      <text:p text:style-name="Text_20_body">1.Medlemmen vill byta båtplats.</text:p>
      <text:p text:style-name="Text_20_body">2. Systemet frågar medlemmen efter båtens registreringsnummer.</text:p>
      <text:p text:style-name="Text_20_body">3. Systemet skickar det till nationella båtregistret och får tillbaka information om båten.</text:p>
      <text:p text:style-name="Text_20_body">4. Systemet tar fram en lista med båtplatser som passar till båten och skickar den till användaren.</text:p>
      <text:p text:style-name="Text_20_body">5. Användaren väljer en ny båtplats.</text:p>
      <text:p text:style-name="Text_20_body">6. Systemet lägger till den nya båtplatsen i registret.</text:p>
      <text:h text:style-name="P8" text:outline-level="3"/>
      <text:h text:style-name="P8" text:outline-level="3">AF 2.1: Se medlemmar med obetalda avgifter</text:h>
      <text:p text:style-name="Text_20_body">Kassören efterfrågar en lista med medlemmar som ligger efter i sina betalningar. Systemet returnerar listan med medlemmarna och hur mycket de är skyldiga.</text:p>
      <text:p text:style-name="Text_20_body"/>
      <text:h text:style-name="P8" text:outline-level="3">AF 2.2: Skicka faktura</text:h>
      <text:p text:style-name="Text_20_body"><text:span text:style-name="Default_20_Paragraph_20_Font"><text:span text:style-name="T1">Primär aktör:</text:span></text:span><text:span text:style-name="Default_20_Paragraph_20_Font"><text:span text:style-name="T1"> </text:span></text:span>Kassör</text:p>
      <text:p text:style-name="Text_20_body">1. Kassören vill skapa en faktura till en specifik medlem.</text:p>
      <text:p text:style-name="Text_20_body">2. Systemet skapar en faktura efter en mall, och visar den för kassören.</text:p>
      <text:p text:style-name="Text_20_body">3. Kassören godkänner och skriver ut fakturan för att kunna skicka iväg den.</text:p>
      <text:h text:style-name="P8" text:outline-level="3"/>
      <text:h text:style-name="P8" text:outline-level="3">AF 3.1: Ge support åt medlemmar</text:h>
      <text:h text:style-name="Heading_20_3" text:outline-level="3"><text:span text:style-name="Default_20_Paragraph_20_Font"><text:span text:style-name="T2">Primär aktör</text:span></text:span><text:span text:style-name="Default_20_Paragraph_20_Font"><text:span text:style-name="T2">: </text:span></text:span><text:span text:style-name="Default_20_Paragraph_20_Font"><text:span text:style-name="T3">Sekreterare</text:span></text:span><text:span text:style-name="Default_20_Paragraph_20_Font"><text:span text:style-name="T3"><text:line-break/></text:span></text:span><text:span text:style-name="Default_20_Paragraph_20_Font"><text:span text:style-name="T2">Sekundär aktör</text:span></text:span><text:span text:style-name="Default_20_Paragraph_20_Font"><text:span text:style-name="T2">:</text:span></text:span><text:span text:style-name="Default_20_Paragraph_20_Font"><text:span text:style-name="T3"> Medlem</text:span></text:span></text:h>
      <text:p text:style-name="Text_20_body">1. Sekreteraren ska prata med en medlem och ber om medlemsnumret.</text:p>
      <text:p text:style-name="Text_20_body">2. Medlemmen ger numret till sekreteraren som skickar det till systemet.</text:p>
      <text:p text:style-name="Text_20_body">3. Systemet skickar tillbaka alla uppgifter om medlemmen och ger sekreteraren tillåtelse att ändra vissa av dem.</text:p>
      <text:p text:style-name="Text_20_body"><text:s/></text:p>
      <text:h text:style-name="P8" text:outline-level="3">AF 3.2: Hitta medlem och båt i register</text:h>
      <text:p text:style-name="Text_20_body">Sekreteraren vill ha information om en specifik medlem och dess båt. Sekreteraren skriver in ett namn och systemet returnerar information om medlemmen och båten.</text:p>
      <text:p text:style-name="Text_20_body"><text:soft-page-break/></text:p>
      <text:h text:style-name="Heading_20_2" text:outline-level="2">AF 1.1: Boka båtplats</text:h>
      <text:p text:style-name="P1">Primär aktör</text:p>
      <text:p text:style-name="P2">Medlem</text:p>
      <text:p text:style-name="P2"/>
      <text:p text:style-name="P1">Sekundär aktörer</text:p>
      <text:p text:style-name="P2">Nationella båtregistret: Ger systemet information om båtar.</text:p>
      <text:p text:style-name="P1"/>
      <text:p text:style-name="P1">Offstage aktörer</text:p>
      <text:p text:style-name="P2">Medlemsansvarig: Bestämmer vad som behöver sparas i registret.</text:p>
      <text:p text:style-name="P2">Räddningstjänsten: Regler för vilken båtplats som användaren kan få använda.</text:p>
      <text:p text:style-name="P2"/>
      <text:p text:style-name="P1">Förkrav</text:p>
      <text:p text:style-name="P2">Medlemmen måste vara inloggad i sytemet (F1).</text:p>
      <text:p text:style-name="P2"/>
      <text:p text:style-name="P1">Efterkrav</text:p>
      <text:p text:style-name="P2">Kunden har fått en båtplats.</text:p>
      <text:h text:style-name="P8" text:outline-level="3">Huvudscenario</text:h>
      <text:list xml:id="list7707971401506100456" text:style-name="L1">
        <text:list-item>
          <text:p text:style-name="P3">Startar när medlemmen vill boka båtplats.</text:p>
        </text:list-item>
        <text:list-item>
          <text:p text:style-name="P3">Systemet frågar medlemmen efter båtens registreringsnummer.</text:p>
        </text:list-item>
        <text:list-item>
          <text:p text:style-name="P3">Medlemmen skriver in registreringsnumret och skickar det till systemet.</text:p>
        </text:list-item>
        <text:list-item>
          <text:p text:style-name="P3">Systemet skickar registreringsnumret till nationella båtregistret och frågar efter uppgifter om båten.</text:p>
        </text:list-item>
        <text:list-item>
          <text:p text:style-name="P3">Nationella båtregistret returnerar detaljerad information om båten.</text:p>
        </text:list-item>
        <text:list-item>
          <text:p text:style-name="P3">Systemet jämför båten med båtplatserna i databasen och skickar en lista med möjliga och lediga båtplatser till användaren.</text:p>
        </text:list-item>
        <text:list-item>
          <text:p text:style-name="P3">Användaren väljer en båtplats som verkar bra.</text:p>
        </text:list-item>
        <text:list-item>
          <text:p text:style-name="P3">Systemet ber om en bekräftelse, och kontrollerar så att användaren har läst igenom alla regler för att hyra platsen.</text:p>
        </text:list-item>
        <text:list-item>
          <text:p text:style-name="P3">Användaren bekräftar och accepterar.</text:p>
        </text:list-item>
        <text:list-item>
          <text:p text:style-name="P3">Systemet registrerar att båtplatsen nu är bokad av medlemmen med båten och meddelar användaren om detta.</text:p>
        </text:list-item>
      </text:list>
      <text:p text:style-name="Text_20_body"/>
      <text:h text:style-name="P8" text:outline-level="3">Alternativ i scenariot</text:h>
      <text:p text:style-name="Text_20_body">5A: Båten med angett registreringsnummer hittas inte.</text:p>
      <text:list xml:id="list8258782125114847477" text:style-name="L2">
        <text:list-item>
          <text:p text:style-name="P4">Nationella båtförbundet skickar ett felmeddelande och informerar systemet om att båten inte fanns <text:soft-page-break/>med.</text:p>
        </text:list-item>
        <text:list-item>
          <text:p text:style-name="P4">Systemet förklarar problemet för medlemmen och ber återigen om registreringsnumret.</text:p>
        </text:list-item>
        <text:list-item>
          <text:p text:style-name="P4">Medlemmen får chansen att upprepa steg 3 i huvudscenariot eller att avbryta.</text:p>
        </text:list-item>
      </text:list>
      <text:p text:style-name="Text_20_body"/>
      <text:p text:style-name="Text_20_body">6A: Systemet hittar ingen lämplig båtplats.</text:p>
      <text:list xml:id="list1885495342463642729" text:style-name="L3">
        <text:list-item>
          <text:p text:style-name="P5">Systemet meddelar användaren om problemet.</text:p>
        </text:list-item>
        <text:list-item>
          <text:p text:style-name="P5">Användaren får välja mellan att avbryta eller be om hjälp.</text:p>
        </text:list-item>
        <text:list-item>
          <text:p text:style-name="P5">Om användaren vill ha hjälp så får han/hon uppgifter om olika sätt att nå sekreteraren.</text:p>
        </text:list-item>
      </text:list>
      <text:p text:style-name="Text_20_body"/>
      <text:p text:style-name="Text_20_body">7A: Användaren vill inte ha någon av de lediga platserna.</text:p>
      <text:list xml:id="list7436217517494539132" text:style-name="L4">
        <text:list-item>
          <text:p text:style-name="P6">Användaren meddelar systemet om att ingen av platserna passar.</text:p>
        </text:list-item>
        <text:list-item>
          <text:p text:style-name="P6">Systemet visar olika sätt att nå sekreteraren på för att få eventuell ytterligare hjälp.</text:p>
        </text:list-item>
      </text:list>
      <text:h text:style-name="Heading_20_2" text:outline-level="2">Länkar</text:h>
      <text:p text:style-name="Text_20_body"><text:a xlink:type="simple" xlink:href="../../../../../hg222aa/Downloads/Uppgift-234-master/Kravspecifikation.odt" office:target-frame-name="_top" xlink:show="replace"><text:span text:style-name="Default_20_Paragraph_20_Font"><text:span text:style-name="T4">Kravspecifikation</text:span></text:span></text:a></text:p>
      <text:p text:style-name="Text_20_body"><text:a xlink:type="simple" xlink:href="../../../../../hg222aa/Downloads/Uppgift-234-master/Vision.odt" office:target-frame-name="_top" xlink:show="replace"><text:span text:style-name="Default_20_Paragraph_20_Font"><text:span text:style-name="T4">Visionen</text:span>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sv" fo:country="S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sv" fo:country="SE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meta:initial-creator>Henrik Gabrielsson</meta:initial-creator>
    <dc:creator>Henrik Gabrielsson</dc:creator>
    <meta:creation-date>2013-12-09T14:59:00Z</meta:creation-date>
    <dc:date>2013-12-18T09:54:09.12</dc:date>
    <meta:editing-cycles>77</meta:editing-cycles>
    <meta:editing-duration>PT3H47M48S</meta:editing-duration>
    <meta:document-statistic meta:table-count="0" meta:image-count="0" meta:object-count="0" meta:page-count="3" meta:paragraph-count="63" meta:word-count="514" meta:character-count="3398"/>
    <meta:template xlink:type="simple" xlink:actuate="onRequest" xlink:title="" xlink:href="Normal.dotm"/>
  </office:meta>
</office:document-meta>
</file>